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80000055145E41A4E183C6831.png" manifest:media-type="image/png"/>
  <manifest:file-entry manifest:full-path="Pictures/10000000000002A800000551DD49F3DEFC4E1FD1.png" manifest:media-type="image/png"/>
  <manifest:file-entry manifest:full-path="Pictures/10000000000002A8000005516B48C25D7F81041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4953in" svg:height="11in" draw:z-index="0"><draw:image xlink:href="Pictures/10000000000002A80000055145E41A4E183C6831.png" xlink:type="simple" xlink:show="embed" xlink:actuate="onLoad" loext:mime-type="image/png"/></draw:frame></text:p>
      <text:p text:style-name="Standard"><draw:frame draw:style-name="fr1" draw:name="Image2" text:anchor-type="paragraph" svg:width="5.4953in" svg:height="11in" draw:z-index="1"><draw:image xlink:href="Pictures/10000000000002A8000005516B48C25D7F810419.png" xlink:type="simple" xlink:show="embed" xlink:actuate="onLoad" loext:mime-type="image/png"/></draw:frame><text:soft-page-break/></text:p>
      <text:p text:style-name="Standard"><draw:frame draw:style-name="fr1" draw:name="Image3" text:anchor-type="paragraph" svg:width="5.4953in" svg:height="11in" draw:z-index="2"><draw:image xlink:href="Pictures/10000000000002A800000551DD49F3DEFC4E1FD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1:16:58.725271188</meta:creation-date>
    <dc:date>2019-02-14T11:18:11.160481047</dc:date>
    <meta:editing-duration>PT1M12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6.0.7.3$Linux_X86_64 LibreOffice_project/00m0$Build-3</meta:generator>
  </office:meta>
</office:document-meta>
</file>